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62a" officeooo:paragraph-rsid="0016262a"/>
    </style:style>
    <style:style style:name="P2" style:family="paragraph" style:parent-style-name="Standard" style:list-style-name="L1">
      <style:text-properties officeooo:rsid="0016262a" officeooo:paragraph-rsid="0016262a"/>
    </style:style>
    <style:style style:name="P3" style:family="paragraph" style:parent-style-name="Standard" style:list-style-name="L1">
      <style:text-properties officeooo:rsid="0016262a" officeooo:paragraph-rsid="00164c32"/>
    </style:style>
    <style:style style:name="P4" style:family="paragraph" style:parent-style-name="Standard" style:list-style-name="L2">
      <style:text-properties officeooo:rsid="0016262a" officeooo:paragraph-rsid="0016262a"/>
    </style:style>
    <style:style style:name="P5" style:family="paragraph" style:parent-style-name="Standard" style:list-style-name="L1">
      <style:text-properties officeooo:rsid="001700b2" officeooo:paragraph-rsid="001700b2"/>
    </style:style>
    <style:style style:name="T1" style:family="text">
      <style:text-properties officeooo:rsid="00164c32"/>
    </style:style>
    <style:style style:name="T2" style:family="text">
      <style:text-properties officeooo:rsid="001700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t drive z-axis test <text:span text:style-name="T2">outline</text:span>:</text:p>
      <text:p text:style-name="P1"/>
      <text:p text:style-name="P1">Objectives:</text:p>
      <text:list xml:id="list8342366865180008981" text:style-name="L1">
        <text:list-item>
          <text:p text:style-name="P2">Determine whether the proposed belt drive system can deliver the same positioning accuracy and low hysteresis as the current screw drive system <text:span text:style-name="T1">over the expected lifetime of the system</text:span></text:p>
        </text:list-item>
        <text:list-item>
          <text:p text:style-name="P3">Determine whether the belt drive will stretch or degrade in accuracy or precision over time <text:span text:style-name="T1">over the expected lifetime of the system</text:span></text:p>
        </text:list-item>
        <text:list-item>
          <text:p text:style-name="P2">Determine whether the belt drive poses any danger to the user (eg. The x-azis falling on loss of power<text:span text:style-name="T1">)</text:span></text:p>
        </text:list-item>
        <text:list-item>
          <text:p text:style-name="P5">Determine the cost of a z-belt drive in quantities to determine of the cost savings are worth the possible downsides</text:p>
        </text:list-item>
      </text:list>
      <text:p text:style-name="P1"/>
      <text:p text:style-name="P1"/>
      <text:p text:style-name="P1">Test 1: Positioning accuracy and longevity <text:span text:style-name="T1">(500 hrs – 4 weeks 24/5)</text:span></text:p>
      <text:p text:style-name="P1"><text:tab/>A machine built with the belt drive z-axis should be built and the z-axis run up and down the entire length of the axis continually, with measurements being taken every X number of runs. This data should give us an idea of the accuracy of the system over time</text:p>
      <text:p text:style-name="P1"/>
      <text:p text:style-name="P1"><text:tab/>A test for belt tension should be developed, and the tension of the belts recorded every Y number of runs.</text:p>
      <text:p text:style-name="P1"/>
      <text:p text:style-name="P1"/>
      <text:p text:style-name="P1">Test 2: Positioning precision: <text:span text:style-name="T1">(500 hours <text:s/>- 4 weeks 24/5)</text:span></text:p>
      <text:p text:style-name="P1"><text:tab/>To test the precision of the belt drive, a printer should be set up with auto leveling to enable &lt;50um movements along the axis. The machine should repeatedly print test parts that can be <text:span text:style-name="T1">analyzed</text:span> and recorded.</text:p>
      <text:list xml:id="list4895981264277118985" text:style-name="L2">
        <text:list-item>
          <text:p text:style-name="P4">Leveling test: this will give us a good map of the printers ability to level the bed, and measurements along the perimeter will indicate if the resolution of the belt drive is sufficien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1:38:29.881979550</meta:creation-date>
    <meta:print-date>2015-06-16T07:57:39.425867776</meta:print-date>
    <dc:date>2015-06-16T12:05:10.979509010</dc:date>
    <meta:editing-duration>PT3H52M8S</meta:editing-duration>
    <meta:editing-cycles>1</meta:editing-cycles>
    <meta:document-statistic meta:table-count="0" meta:image-count="0" meta:object-count="0" meta:page-count="1" meta:paragraph-count="12" meta:word-count="261" meta:character-count="1472" meta:non-whitespace-character-count="1222"/>
    <meta:generator>LibreOffice/4.3.3.2$Linux_X86_64 LibreOffice_project/430m0$Build-2</meta:generator>
  </office:meta>
</office:document-meta>
</file>